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paragraph-rsid="000f6b7e" style:font-size-asian="22pt" style:font-weight-asian="bold" style:font-size-complex="22pt"/>
    </style:style>
    <style:style style:name="P2" style:family="paragraph" style:parent-style-name="Standard">
      <style:text-properties officeooo:paragraph-rsid="000f6b7e"/>
    </style:style>
    <style:style style:name="P3" style:family="paragraph" style:parent-style-name="Standard">
      <style:text-properties officeooo:paragraph-rsid="001039b9"/>
    </style:style>
    <style:style style:name="P4" style:family="paragraph" style:parent-style-name="Standard" style:master-page-name="Standard">
      <style:paragraph-properties style:page-number="auto"/>
      <style:text-properties officeooo:paragraph-rsid="000f6b7e"/>
    </style:style>
    <style:style style:name="P5" style:family="paragraph" style:parent-style-name="Standard">
      <style:paragraph-properties fo:text-align="end" style:justify-single-word="false"/>
      <style:text-properties fo:font-size="12pt" fo:font-style="italic" officeooo:paragraph-rsid="000f6b7e" style:font-size-asian="12pt" style:font-style-asian="italic" style:font-size-complex="12pt"/>
    </style:style>
    <style:style style:name="P6" style:family="paragraph" style:parent-style-name="Standard">
      <style:text-properties officeooo:paragraph-rsid="001039b9"/>
    </style:style>
    <style:style style:name="P7" style:family="paragraph" style:parent-style-name="Standard">
      <style:text-properties officeooo:rsid="001202db" officeooo:paragraph-rsid="001202db"/>
    </style:style>
    <style:style style:name="T1" style:family="text">
      <style:text-properties fo:font-weight="bold" style:font-weight-asian="bold"/>
    </style:style>
    <style:style style:name="T2" style:family="text">
      <style:text-properties fo:font-size="26pt" fo:font-weight="bold" style:font-size-asian="26pt" style:font-weight-asian="bold" style:font-size-complex="26pt"/>
    </style:style>
    <style:style style:name="T3" style:family="text">
      <style:text-properties fo:font-size="26pt" fo:font-weight="bold" officeooo:rsid="000f6b7e" style:font-size-asian="26pt" style:font-weight-asian="bold" style:font-size-complex="26pt"/>
    </style:style>
    <style:style style:name="T4" style:family="text">
      <style:text-properties fo:font-size="22pt" fo:font-weight="bold" style:font-size-asian="22pt" style:font-weight-asian="bold" style:font-size-complex="22pt"/>
    </style:style>
    <style:style style:name="T5" style:family="text">
      <style:text-properties fo:font-size="22pt" fo:font-weight="bold" officeooo:rsid="000f6b7e" style:font-size-asian="22pt" style:font-weight-asian="bold" style:font-size-complex="22pt"/>
    </style:style>
    <style:style style:name="T6" style:family="text">
      <style:text-properties officeooo:rsid="000f6b7e"/>
    </style:style>
    <style:style style:name="T7" style:family="text">
      <style:text-properties officeooo:rsid="001039b9"/>
    </style:style>
    <style:style style:name="T8" style:family="text">
      <style:text-properties officeooo:rsid="00120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EMORIA DE LA PRÁCTICA </text:span><text:span text:style-name="T3">2</text:span></text:p>
      <text:p text:style-name="P5">José Ignacio Gómez García, Óscar Gómez Borzdynski</text:p>
      <text:p text:style-name="P1"/>
      <text:p text:style-name="P2"><text:span text:style-name="T4">CABECERAS</text:span><text:span text:style-name="T2"> </text:span><text:span text:style-name="T4">DISEÑO </text:span><text:span text:style-name="T5">OPTIMIZADO</text:span></text:p>
      <text:p text:style-name="P2"/>
      <text:p text:style-name="P3"><text:span text:style-name="T1">AUTOR</text:span> (autor_id, nombre) /*<text:span text:style-name="T8">estas no las usamos*/</text:span></text:p>
      <text:p text:style-name="P3"><text:span text:style-name="T1">ESCRIBE</text:span> (autor_id, título) /*<text:span text:style-name="T8">estas no las usamos*/</text:span></text:p>
      <text:p text:style-name="P3"><text:span text:style-name="T1">LIBRO</text:span> (título)</text:p>
      <text:p text:style-name="P3"><text:span text:style-name="T1">EDICIÓN</text:span> (ISBN, fecha, nº pág, precio, editor, tapa, idioma, bolsillo S/N, título)</text:p>
      <text:p text:style-name="P3"><text:span text:style-name="T1">APLICADO</text:span> (oferta_id, ISBN)</text:p>
      <text:p text:style-name="P3"><text:span text:style-name="T1">OFERTA</text:span> (oferta_id, %, fin, inicio, PFin)</text:p>
      <text:p text:style-name="P3"><text:span text:style-name="T1">INCLUYE</text:span> (ISBN, venta_id)</text:p>
      <text:p text:style-name="P3"><text:span text:style-name="T1">VENTA</text:span> (venta_id, precio, ccard<text:span text:style-name="T7">no</text:span>, fecha, user_id)</text:p>
      <text:p text:style-name="P3"><text:span text:style-name="T1">CCARD</text:span> (ccard_n<text:span text:style-name="T7">um, expiration</text:span>)</text:p>
      <text:p text:style-name="P3"><text:span text:style-name="T1">USUARIO_FIDELIZADO</text:span> (user_id, <text:span text:style-name="T6">scrname, fullname, joined, ccardno</text:span>) </text:p>
      <text:p text:style-name="P3"/>
      <text:p text:style-name="P7">Consultas funcionales:</text:p>
      <text:p text:style-name="P7"/>
      <text:p text:style-name="P7">SELECT COUNT(*)</text:p>
      <text:p text:style-name="P7">FROM EDICION AS E</text:p>
      <text:p text:style-name="P7">WHERE E.titulo = 'The Case for Israel (History)'</text:p>
      <text:p text:style-name="P7"/>
      <text:p text:style-name="P7">SELECT COUNT(E.Idioma)</text:p>
      <text:p text:style-name="P7">FROM EDICION AS E</text:p>
      <text:p text:style-name="P7">WHERE E.titulo = 'Cabo Trafalgar'</text:p>
      <text:p text:style-name="P7"/>
      <text:p text:style-name="P7">SELECT COUNT(*)</text:p>
      <text:p text:style-name="P7">FROM (SELECT *</text:p>
      <text:p text:style-name="P7">FROM EDICION AS E, VENTA AS V, INCLUYE AS I</text:p>
      <text:p text:style-name="P7">WHERE V.or_id = I.or_id AND E.isbn = I.isbn) <text:s text:c="4"/></text:p>
      <text:p text:style-name="P7"><text:tab/><text:tab/>AS E, libro as L</text:p>
      <text:p text:style-name="P7">WHERE E.titulo = L.Titulo AND L.autor_name = 'Alan Dershowitz'</text:p>
      <text:p text:style-name="P7"/>
      <text:p text:style-name="P7">SELECT COUNT(*)</text:p>
      <text:p text:style-name="P7">FROM fiduser AS U, VENTA AS V, INCLUYE AS I, EDICION AS E</text:p>
      <text:p text:style-name="P7">WHERE U.user_id = V.uid AND V.or_id = I.or_id AND I.isbn = E.isb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Borzdynski</meta:initial-creator>
    <meta:creation-date>2016-10-26T17:47:12.493967939</meta:creation-date>
    <dc:date>2016-11-02T19:14:26.695810650</dc:date>
    <dc:creator>Oscar Borzdynski</dc:creator>
    <meta:editing-duration>PT1H4M33S</meta:editing-duration>
    <meta:editing-cycles>3</meta:editing-cycles>
    <meta:generator>LibreOffice/4.4.4.3$Linux_X86_64 LibreOffice_project/40m0$Build-3</meta:generator>
    <meta:document-statistic meta:table-count="0" meta:image-count="0" meta:object-count="0" meta:page-count="1" meta:paragraph-count="29" meta:word-count="161" meta:character-count="1039" meta:non-whitespace-character-count="898"/>
  </office:meta>
</office:document-meta>
</file>